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811aa"/>
    </style:style>
    <style:style style:name="P2" style:family="paragraph" style:parent-style-name="Preformatted_20_Text">
      <style:text-properties fo:language="hsb" fo:country="DE" officeooo:paragraph-rsid="001811aa"/>
    </style:style>
    <style:style style:name="T1" style:family="text">
      <style:text-properties fo:language="hsb" fo:country="DE"/>
    </style:style>
    <style:style style:name="T2" style:family="text">
      <style:text-properties officeooo:rsid="001811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22.tif.large.jpg </text:p>
      <text:p text:style-name="Preformatted_20_Text">%----------------------------------------------------------- </text:p>
      <text:p text:style-name="P1"><text:s/></text:p>
      <text:p text:style-name="P2">%----------------------------------- </text:p>
      <text:p text:style-name="P2"/>
      <text:p text:style-name="P1"><text:span text:style-name="T1">kapitl((</text:span>List swj. japoštoła Pawoła na Philemona.<text:span text:style-name="T2">))</text:span></text:p>
      <text:p text:style-name="P1"/>
      <text:p text:style-name="P1"><text:span text:style-name="T2">detail((</text:span>Pawoł prosy za Onezima, wobroćeneho wotročka.<text:span text:style-name="T2">))</text:span></text:p>
      <text:p text:style-name="P1"/>
      <text:p text:style-name="P2">%----------------------------------- </text:p>
      <text:p text:style-name="P2"/>
      <text:p text:style-name="Preformatted_20_Text">1. Pawoł, tón zwjazany Chrystusa Jezusa, a Timothej, tón bratr, Philemonej, temu lubemu a našemu pomoznikej, <text:span text:style-name="T2">ref((</text:span>Eph. 3, 1.<text:span text:style-name="T2">))</text:span></text:p>
      <text:p text:style-name="Preformatted_20_Text"/>
      <text:p text:style-name="P1">2. A Apii, tej lubej, a Archippej, našemu towaršej, a tej zhromadźiznje w twojim domje: <text:span text:style-name="T2">ref((</text:span>golł. 4, 17.<text:span text:style-name="T2">))</text:span></text:p>
      <text:p text:style-name="Preformatted_20_Text"/>
      <text:p text:style-name="P1">3. Hnada budź z wami a měr wot Boha, našeho Wótca, a teho Knjeza Jezom Chrysta! <text:span text:style-name="T2">ref((</text:span>gol 1, 2.<text:span text:style-name="T2">))</text:span></text:p>
      <text:p text:style-name="P1"><text:s/></text:p>
      <text:p text:style-name="Preformatted_20_Text">4. Ja so mojemu Bohu dźakuju a spomnju stajnje na tebje w mojich modlitwach, </text:p>
      <text:p text:style-name="Preformatted_20_Text"/>
      <text:p text:style-name="P1">5. Dokelž słyšu wot twojeje lubosće a wěry, kotruž maš do teho Knjeza Jezom Chrysta a k wšěm swjatym, <text:span text:style-name="T2">ref((</text:span>Eph. 1, 15. Kol. 1, 4.<text:span text:style-name="T2">))</text:span></text:p>
      <text:p text:style-name="Preformatted_20_Text"/>
      <text:p text:style-name="Preformatted_20_Text">6. So by twoja wěra, kotruž my hromadźe mamy, w tebi mócna była na póznaću wšitkeho teho dobreho, kiž wy maće w Chrystusu Jezusu. </text:p>
      <text:p text:style-name="Preformatted_20_Text"/>
      <text:p text:style-name="P1">7. My mamy pak wulku wjesełosć a trošt na twojej lubosći, luby bratře, zo wutroby tych swjatych přez tebje su wokšewjene. <text:span text:style-name="T2">ref((</text:span>2 Tim. 1, 16.<text:span text:style-name="T2">))</text:span> </text:p>
      <text:p text:style-name="Preformatted_20_Text"/>
      <text:p text:style-name="P1">8. Teho dla, hač ja runje wulku chrobłosć mam w Chrystusu, ći roskazać, štož ći zaleži, <text:span text:style-name="T2">ref((</text:span>1Thes.2,7.<text:span text:style-name="T2">))</text:span></text:p>
      <text:p text:style-name="P1"><text:s/></text:p>
      <text:p text:style-name="Preformatted_20_Text">9. Dha chcu wšak lubosće dla radšo napominacż, kiž tajki sym, to je tón stary Pawoł, nětk pak tež zwjazany Jezom Chrysta. </text:p>
      <text:p text:style-name="Preformatted_20_Text"/>
      <text:p text:style-name="P1">10. Prošu će pak mojeho syna Onefima dla, kotrehož w mojich zwjazkach sym porodźił, <text:span text:style-name="T2">ref((</text:span>gol. 4, 9.<text:span text:style-name="T2">))</text:span></text:p>
      <text:p text:style-name="P1"><text:s/></text:p>
      <text:p text:style-name="Preformatted_20_Text">11. Kotryž tebi něhdy njewužitny, nětk pak tebi a mi wužitny je, teho sym zaso wotesłał; </text:p>
      <text:p text:style-name="Preformatted_20_Text"/>
      <text:p text:style-name="Preformatted_20_Text">12. Ty pak chcył jeho, to je sam moju wutrobu, horje wzać. </text:p>
      <text:p text:style-name="Preformatted_20_Text"/>
      <text:p text:style-name="Preformatted_20_Text">13. Přetož ja chcych jeho při sebi zdźeržeć, zo by mi na twoje město słužił w tych zwjazkach teho ewangelija; </text:p>
      <text:p text:style-name="Preformatted_20_Text"/>
      <text:p text:style-name="Preformatted_20_Text">14. Ale bjez twojeje wole nochzych ničo činić, zo by twoja dobrota njebyła jako wotnućena, ale z dobrej wolu. </text:p>
      <text:p text:style-name="Preformatted_20_Text"/>
      <text:p text:style-name="P1">15. A snadź je wón teho dla na khwiłu ći wustupił, zo by jeho wěčnje zaso měł; <text:span text:style-name="T2">ref((</text:span>1 Mójz. 45, 5.<text:span text:style-name="T2">))</text:span></text:p>
      <text:p text:style-name="P1"><text:s/></text:p>
      <text:p text:style-name="Preformatted_20_Text">16. Nětk nic dale jako wotročka, ale jako wjazy dyžli wotročka, jako lubeho bratra, wosebnje mi, a kak wjele bóle tebi, po ćěle a tež w tym Knjezu. </text:p>
      <text:p text:style-name="Preformatted_20_Text"/>
      <text:p text:style-name="Preformatted_20_Text">17. Maš-li teho dla mje za swojeho towaŕša, dha wzmi jeho horje jako mje sameho; </text:p>
      <text:p text:style-name="Preformatted_20_Text"/>
      <text:p text:style-name="Preformatted_20_Text">18. Je-li pak wón tebi škodu činił abo něšto tebi winowaty, to mi pšipiš; </text:p>
      <text:p text:style-name="Preformatted_20_Text"><text:soft-page-break/></text:p>
      <text:p text:style-name="Preformatted_20_Text"/>
      <text:p text:style-name="Preformatted_20_Text">19. Ja, Pawoł, sym to pisał z mojej ruku, ja chcu zapłaćić; nochcu wot teho ći ničo prajić, zo tež ty sam so mi winowaty sy. </text:p>
      <text:p text:style-name="Preformatted_20_Text"/>
      <text:p text:style-name="Preformatted_20_Text">20. Haj, mój bratře, popšej mi, zo bych će tu wužiwał w tym Knjezu; wokše moju wutrobu w tym Knjezu. </text:p>
      <text:p text:style-name="Preformatted_20_Text"/>
      <text:p text:style-name="P1">21. Ja sym z dobrej nadźiju k twojej posłušnosći ći pisał; přetož ja wěm, zo ty tež wjazy činić budźeš, dyžli ja praju. <text:span text:style-name="T2">ref((</text:span>2 Kor. 7, 15.;16.<text:span text:style-name="T2">))</text:span> </text:p>
      <text:p text:style-name="Preformatted_20_Text"/>
      <text:p text:style-name="Preformatted_20_Text">22. Přihotuj pak sobu tež mi hospodu; přetož ja so nadźiju, zo přez wašu modlitwu z Božeje hnady wam daty budu. </text:p>
      <text:p text:style-name="Preformatted_20_Text"/>
      <text:p text:style-name="Preformatted_20_Text">23. Wjele dobreho ći dadźa prajić Epaphras, mój sobujaty w Chrystusu Jezusu, </text:p>
      <text:p text:style-name="Preformatted_20_Text"/>
      <text:p text:style-name="P1">24. Markus, Ariztarchus, Demas, Lukaš, moji pomocnicy. <text:span text:style-name="T2">ref((</text:span>gol 4, 14.<text:span text:style-name="T2">))</text:span></text:p>
      <text:p text:style-name="P1"><text:s/></text:p>
      <text:p text:style-name="P1">25. Ta hnada našeho Knjeza Jezom Chrysta budź z wašim duchom! Hamjeń. </text:p>
      <text:p text:style-name="P1"/>
      <text:p text:style-name="P1">vertspace(()) List na Philemona, pisany z Roma a pósłany přez wotročka Onezima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1T15:22:03.582111647</dc:date>
    <meta:editing-duration>PT4M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40" meta:word-count="503" meta:character-count="3094" meta:non-whitespace-character-count="2594"/>
  </office:meta>
</office:document-meta>
</file>